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 style:master-page-name="Standard">
      <style:paragraph-properties fo:margin-left="0.5in" fo:margin-right="0in" fo:margin-top="0.1665in" fo:margin-bottom="0in" loext:contextual-spacing="false" fo:line-height="100%" fo:text-indent="-0.25in" style:auto-text-indent="false" style:page-number="1"/>
    </style:style>
    <style:style style:name="P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top="0.1665in" fo:margin-bottom="0.1665in" loext:contextual-spacing="false" fo:line-height="100%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88038" style:font-name="Roboto Mono" style:font-name-asian="Roboto Mono1" style:font-name-complex="Roboto Mono1"/>
    </style:style>
    <style:style style:name="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0298595" text:style-name="WWNum2">
        <text:list-item>
          <text:p text:style-name="P3"><text:span text:style-name="T1">Base URL</text:span> : dans l’application mobile, tu devras configurer l’adresse de l’API (par exemple <text:span text:style-name="T2">http://192.168.1.50/api</text:span>). Cette adresse correspond à l’IP et au port de la machine qui héberge l’API. Si l’API est accessible en HTTPS, tu utiliseras <text:span text:style-name="T2">https://…</text:span> comme base URL.</text:p>
        </text:list-item>
        <text:list-item>
          <text:p text:style-name="P4"><text:span text:style-name="T1">Hors connexion</text:span> : durant la journée, l’appli conserve les données en local (SQLite par exemple). En fin de journée, elle envoie le JSON complet à l’API, qui contrôle les données, détecte les doublons et insère les lignes dans les tables <text:span text:style-name="T2">Mobile_*</text:span>. Cette logique d’utilisation hors ligne est décrite comme un choix de conception essentiel.</text:p>
        </text:list-item>
      </text:list>
      <text:p text:style-name="P9"/>
      <text:p text:style-name="P10"><text:span text:style-name="T3">Comment installer et configurer l’API sur un serveur/VM ?</text:span></text:p>
      <text:p text:style-name="P11">Le cahier des charges prévoit que l’API sera hébergée dans une <text:span text:style-name="T1">machine virtuelle Windows sous IIS</text:span>. Voici les grandes étapes :</text:p>
      <text:list xml:id="list1577296094" text:style-name="WWNum1">
        <text:list-item>
          <text:p text:style-name="P1"><text:span text:style-name="T1">Créer la VM</text:span> : dans l’environnement de l’entreprise, on crée une VM Windows (Windows Server ou Windows 10/11) sur l’hyperviseur utilisé (Hyper‑V, VMware, VirtualBox…).</text:p>
        </text:list-item>
        <text:list-item>
          <text:p text:style-name="P7"><text:span text:style-name="T1">Installer les prérequis</text:span> :</text:p>
          <text:list>
            <text:list-item>
              <text:p text:style-name="P12">Le <text:span text:style-name="T1">.NET Runtime et Hosting Bundle</text:span> (pour exécuter les applications ASP.NET Core sous IIS).</text:p>
            </text:list-item>
            <text:list-item>
              <text:p text:style-name="P12">IIS (si ce n’est pas déjà installé).</text:p>
            </text:list-item>
          </text:list>
        </text:list-item>
        <text:list-item>
          <text:p text:style-name="P7"><text:span text:style-name="T1">Déployer l’API</text:span> :</text:p>
          <text:list>
            <text:list-item>
              <text:p text:style-name="P12">Sur ton poste de développement, exécute <text:span text:style-name="T2">dotnet publish</text:span> pour générer les fichiers de déploiement.</text:p>
            </text:list-item>
            <text:list-item>
              <text:p text:style-name="P12">Copie le dossier publié sur la VM.</text:p>
            </text:list-item>
            <text:list-item>
              <text:p text:style-name="P12">Dans IIS, crée un <text:span text:style-name="T4">site</text:span> pointant vers ce dossier et affecte-lui un <text:span text:style-name="T4">App Pool</text:span> .NET 6/7/8 (selon la version choisie).</text:p>
            </text:list-item>
            <text:list-item>
              <text:p text:style-name="P12">Configure la liaison (binding) : par exemple <text:span text:style-name="T2">http://*:5120</text:span> en test, puis un port 80/443 avec un nom DNS interne et un certificat quand tu passeras en HTTPS.</text:p>
            </text:list-item>
            <text:list-item>
              <text:p text:style-name="P12">Défini les variables d’environnement ou les <text:span text:style-name="T4">user secrets</text:span> sur la VM pour les chaînes de connexion à SQL Server (comme tu l’as fait en local).</text:p>
            </text:list-item>
          </text:list>
        </text:list-item>
        <text:list-item>
          <text:p text:style-name="P7"><text:span text:style-name="T1">Ouvrir le port sur le firewall</text:span> : autorise uniquement les IP du réseau interne à accéder au port de l’API.</text:p>
        </text:list-item>
        <text:list-item>
          <text:p text:style-name="P5"><text:span text:style-name="T1">Tester</text:span> : depuis un navigateur sur la VM ou un poste du réseau, ouvre <text:span text:style-name="T2">http://&lt;ip-de-la-vm&gt;:&lt;port&gt;/swagger</text:span>. Si tu vois la documentation Swagger et que <text:span text:style-name="T2">GET /api/health</text:span> répond, la configuration est correcte.</text:p>
        </text:list-item>
      </text:list>
      <text:p text:style-name="P11">En phase de test, tu peux aussi exécuter l’API via <text:span text:style-name="T2">dotnet run</text:span> directement dans un terminal sur la VM pour valider le fonctionnement. Une fois que tout fonctionne, l’hébergement sous IIS assurera un redémarrage automatique et la prise en charge de HTTPS.</text:p>
      <text:p text:style-name="P13"><text:bookmark text:name="_exvmuhedkc4y"/><text:span text:style-name="T3">Comment la partie réseau est-elle configurée ?</text:span></text:p>
      <text:list xml:id="list251088232" text:style-name="WWNum3">
        <text:list-item>
          <text:p text:style-name="P2"><text:span text:style-name="T1">Wi‑Fi du dépôt</text:span> : les téléphones doivent pouvoir se connecter au réseau Wi‑Fi de l’entreprise. Une fois connectés, ils peuvent atteindre l’API via son adresse IP interne.</text:p>
        </text:list-item>
        <text:list-item>
          <text:p text:style-name="P8"><text:span text:style-name="T1">Pas de 4G/5G en production</text:span> : le projet est conçu pour éviter l’usage du réseau mobile pendant la tournée. Les connexions API sont faites au dépôt, ce qui limite les problématiques de couverture et de sécurité.</text:p>
        </text:list-item>
        <text:list-item>
          <text:p text:style-name="P6"><text:span text:style-name="T1">HTTPS en version finale</text:span> : pour la version exploitable en entreprise, il faudra générer ou acheter un certificat et configurer IIS en HTTPS. Cela chiffrera les échanges entre l’application et l’AP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480" meta:character-count="2859" meta:non-whitespace-character-count="2417"/>
    <meta:generator>LibreOfficeDev/6.0.5.2$Linux_X86_64 LibreOffice_project/</meta:generator>
  </office:meta>
</office:document-meta>
</file>